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55-nålen</text:p>
      <text:p text:style-name="P1"/>
      <text:p text:style-name="P2">exploderad vy. -klart</text:p>
      <text:p text:style-name="P2">ej exploderad vy -klart</text:p>
      <text:p text:style-name="P2"/>
      <text:p text:style-name="P2">PCB-tips.</text:p>
      <text:p text:style-name="P2"/>
      <text:p text:style-name="P2">Batteri-hållar-instruktio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smus Liljeberg</meta:initial-creator>
    <meta:creation-date>2017-11-23T15:53:39.19</meta:creation-date>
    <dc:date>2017-11-23T19:35:09.34</dc:date>
    <dc:creator>Rasmus Liljeberg</dc:creator>
    <meta:editing-duration>PT29M29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5" meta:word-count="10" meta:character-count="89"/>
  </office:meta>
</office:document-meta>
</file>